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text-properties fo:font-weight="bold" style:font-weight-asian="bold"/>
    </style:style>
    <style:style style:name="P19" style:parent-style-name="Normální" style:family="paragraph">
      <style:text-properties fo:font-weight="bold" style:font-weight-asian="bold"/>
    </style:style>
    <style:style style:name="T20" style:parent-style-name="Hypertextovýodkaz" style:family="text">
      <style:text-properties style:use-window-font-color="true" style:text-underline-type="non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8/2018<text:bookmark-end text:name="Text14"/></text:p>
            <text:p text:style-name="Normální">KVOP-29947/2018<text:bookmark-end text:name="Text2"/></text:p>
            <text:p text:style-name="Normální"><text:bookmark-start text:name="Text6"/>10. 07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L. F.</text:p>
            <text:p text:style-name="Normální"/>
            <text:p text:style-name="Normální"/>
            <text:p text:style-name="P17">ID DS:<text:s/></text:p>
            <text:p text:style-name="P18"/>
            <text:p text:style-name="P19"/>
            <text:p text:style-name="Normální"/>
            <text:p text:style-name="Normální"/>
          </table:table-cell>
        </table:table-row>
      </table:table>
      <text:h text:style-name="Nadpis1" text:outline-level="1">Odkaz na zveřejněnou informaci podle ustanovení § 6 odst. 1 zákona č. 106/1999 Sb., o svobodném přístupu k informacím, ve znění pozdějších předpisů</text:h>
      <text:p text:style-name="Základnítext"/>
      <text:p text:style-name="Základnítext">Vážená paní F.,</text:p>
      <text:p text:style-name="Základnítext">dne<text:s/>29. června t. r.<text:s/>obdržela Kancelář veřejného ochránce práv Vaši žádost podle zákona č. 106/1999 Sb., o svobodném přístupu k informacím, ve znění pozdějších předpisů, ve které požadujete poskytnutí<text:s/>zprávy o šetření, kterou veřejná ochránkyně práv vyhotovila ve věci Vaší dcery D.</text:p>
      <text:p text:style-name="Základnítext">„Pokud žádost o poskytnutí informace směřuje k poskytnutí zveřejněné informace, může povinný subjekt co nejdříve, nejpozději však do sedmi dnů, místo poskytnutí informace sdělit žadateli údaje umožňující vyhledání a získání zveřejněné informace.“<text:span text:style-name="Značkapozn.podčarou"><text:note text:note-class="footnote" text:id="_ftn0"><text:note-citation>1</text:note-citation><text:note-body><text:p text:style-name="Textpozn.podčarou"><text:s/><text:span text:style-name="Značkapozn.podčarou"><text:tab/></text:span>Ustanovení § 6 odst. 1 zákona o svobodném přístupu k informacím.</text:p></text:note-body></text:note></text:span></text:p>
      <text:p text:style-name="Základnítext">Požadovanou informaci najdete zveřejněnou na internetových stránkách veřejného ochránce práv (<text:span text:style-name="Hypertextovýodkaz">www.ochrance.cz</text:span>). Požadovaný dokument je dostupný v Evidenci stanovisek ochrance (ESO) prostřednictvím následujícího hypertextového odkazu:<text:s/><text:a xlink:href="http://eso.ochrance.cz/Nalezene/Edit/5820" office:target-frame-name="_top" xlink:show="replace"><text:span text:style-name="Hypertextovýodkaz">http://eso.ochrance.cz/Nalezene/Edit/5820</text:span></text:a><text:span text:style-name="T20"><text:s/>.</text:span><text:s/></text:p>
      <text:p text:style-name="Základnítext">S pozdravem</text:p>
      <text:p text:style-name="podpis">Mgr. Petra Zdražilová v. r.</text:p>
      <text:p text:style-name="podpis">ředitelka právní sekce</text:p>
      <text:p text:style-name="podpis">(dopis je opatřen elektronickým podpisem)</text:p>
      <text:p text:style-name="podpis"/>
      <text:p text:style-name="Základnítext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9LVL1" style:family="text">
      <style:text-properties style:font-name-complex="Times New Roman"/>
    </style:style>
    <style:style style:name="WW_CharLFO10LVL1" style:family="text">
      <style:text-properties style:font-name-complex="Times New Roman"/>
    </style:style>
    <style:style style:name="WW_CharLFO11LVL1" style:family="text">
      <style:text-properties style:font-name-complex="Times New Roman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3611in" svg:y="-0.0375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NMWM*</text:span>*KVOPX008NMWM*</text:p>
        <text:p text:style-name="P12"><text:span text:style-name="T13">KVOPX008NMWM</text:span>KVOPX008NMWM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9-12T07:28:00Z</meta:creation-date>
    <dc:date>2018-09-12T07:28:00Z</dc:date>
    <meta:print-date>2016-06-27T07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92" meta:character-count="1329" meta:row-count="9" meta:non-whitespace-character-count="1139"/>
  </office:meta>
</office:document-meta>
</file>